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801cm" fo:margin-left="-0.654cm" table:align="left" style:shadow="none"/>
    </style:style>
    <style:style style:name="Таблица1.A" style:family="table-column">
      <style:table-column-properties style:column-width="0.758cm"/>
    </style:style>
    <style:style style:name="Таблица1.B" style:family="table-column">
      <style:table-column-properties style:column-width="1.095cm"/>
    </style:style>
    <style:style style:name="Таблица1.C" style:family="table-column">
      <style:table-column-properties style:column-width="0.965cm"/>
    </style:style>
    <style:style style:name="Таблица1.D" style:family="table-column">
      <style:table-column-properties style:column-width="0.743cm"/>
    </style:style>
    <style:style style:name="Таблица1.E" style:family="table-column">
      <style:table-column-properties style:column-width="0.76cm"/>
    </style:style>
    <style:style style:name="Таблица1.N" style:family="table-column">
      <style:table-column-properties style:column-width="0.123cm"/>
    </style:style>
    <style:style style:name="Таблица1.S" style:family="table-column">
      <style:table-column-properties style:column-width="0.125cm"/>
    </style:style>
    <style:style style:name="Таблица1.T" style:family="table-column">
      <style:table-column-properties style:column-width="0.127cm"/>
    </style:style>
    <style:style style:name="Таблица1.k" style:family="table-column">
      <style:table-column-properties style:column-width="0.134cm"/>
    </style:style>
    <style:style style:name="Таблица1.l" style:family="table-column">
      <style:table-column-properties style:column-width="0.129cm"/>
    </style:style>
    <style:style style:name="Таблица1.r" style:family="table-column">
      <style:table-column-properties style:column-width="0.22cm"/>
    </style:style>
    <style:style style:name="Таблица1.w" style:family="table-column">
      <style:table-column-properties style:column-width="0.229cm"/>
    </style:style>
    <style:style style:name="Таблица1.x" style:family="table-column">
      <style:table-column-properties style:column-width="1.334cm"/>
    </style:style>
    <style:style style:name="Таблица1.1" style:family="table-row">
      <style:table-row-properties style:min-row-height="2.99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x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1.102cm"/>
    </style:style>
    <style:style style:name="Таблица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x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N3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" style:family="table-cell">
      <style:table-cell-properties style:vertical-align="middle" fo:background-color="#11111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T11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f14" style:family="table-cell">
      <style:table-cell-properties style:vertical-align="middle"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x16" style:family="table-cell">
      <style:table-cell-properties style:vertical-align="middle" fo:background-color="#11111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x18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0e9ad" officeooo:paragraph-rsid="0010e9ad" style:font-name-asian="Nimbus Mono L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Nimbus Mono L" style:font-size-asian="12pt" style:font-name-complex="Liberation Mono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27f958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b8168" style:font-name-asian="Nimbus Mono L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154319" officeooo:paragraph-rsid="00154319" style:font-name-asian="Nimbus Mono L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10e9ad" officeooo:paragraph-rsid="0010e9ad" style:font-name-asian="Nimbus Mono L" style:font-size-asian="12pt" style:font-name-complex="Liberation Mono" style:font-size-complex="12pt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129ffe" officeooo:paragraph-rsid="00129ffe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44050" officeooo:paragraph-rsid="00144050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18332a" officeooo:paragraph-rsid="0018332a" style:font-name-asian="Nimbus Mono L" style:font-size-asian="12pt" style:font-name-complex="Liberation Mono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2dd00" officeooo:paragraph-rsid="0022dd00" style:font-name-asian="Nimbus Mono L" style:font-size-asian="12pt" style:font-name-complex="Liberation Mono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09657" officeooo:paragraph-rsid="00209657" style:font-name-asian="Nimbus Mono L" style:font-size-asian="12pt" style:font-name-complex="Liberation Mono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b2b2b2" style:font-name="Times New Roman" fo:font-size="12pt" style:font-name-asian="Nimbus Mono L" style:font-size-asian="12pt" style:font-name-complex="Liberation Mono" style:font-size-complex="12pt"/>
    </style:style>
    <style:style style:name="T1" style:family="text">
      <style:text-properties officeooo:rsid="001b8168"/>
    </style:style>
    <style:style style:name="T2" style:family="text">
      <style:text-properties officeooo:rsid="0039fe63"/>
    </style:style>
    <style:style style:name="T3" style:family="text">
      <style:text-properties officeooo:rsid="001c01ca"/>
    </style:style>
    <style:style style:name="T4" style:family="text">
      <style:text-properties officeooo:rsid="00209657"/>
    </style:style>
    <style:style style:name="T5" style:family="text">
      <style:text-properties officeooo:rsid="00266b1c"/>
    </style:style>
    <style:style style:name="T6" style:family="text">
      <style:text-properties officeooo:rsid="0027f9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D"/>
        <table:table-column table:style-name="Таблица1.E" table:number-columns-repeated="2"/>
        <table:table-column table:style-name="Таблица1.D"/>
        <table:table-column table:style-name="Таблица1.E"/>
        <table:table-column table:style-name="Таблица1.D"/>
        <table:table-column table:style-name="Таблица1.E" table:number-columns-repeated="2"/>
        <table:table-column table:style-name="Таблица1.N" table:number-columns-repeated="5"/>
        <table:table-column table:style-name="Таблица1.S"/>
        <table:table-column table:style-name="Таблица1.T" table:number-columns-repeated="6"/>
        <table:table-column table:style-name="Таблица1.N" table:number-columns-repeated="5"/>
        <table:table-column table:style-name="Таблица1.S" table:number-columns-repeated="6"/>
        <table:table-column table:style-name="Таблица1.k"/>
        <table:table-column table:style-name="Таблица1.l" table:number-columns-repeated="5"/>
        <table:table-column table:style-name="Таблица1.k"/>
        <table:table-column table:style-name="Таблица1.r" table:number-columns-repeated="5"/>
        <table:table-column table:style-name="Таблица1.w"/>
        <table:table-column table:style-name="Таблица1.x"/>
        <table:table-row table:style-name="Таблица1.1">
          <table:table-cell table:style-name="Таблица1.A1" table:number-rows-spanned="2" office:value-type="string">
            <text:p text:style-name="P6">Этапы работ<text:span text:style-name="T3">ы</text:span></text:p>
          </table:table-cell>
          <table:table-cell table:style-name="Таблица1.A1" table:number-rows-spanned="2" office:value-type="string">
            <text:p text:style-name="P6">Исполнитель</text:p>
          </table:table-cell>
          <table:table-cell table:style-name="Таблица1.A1" table:number-rows-spanned="2" office:value-type="string">
            <text:p text:style-name="P6">Длительнос<text:span text:style-name="T3">т</text:span>ь, <text:span text:style-name="T6">часы</text:span></text:p>
          </table:table-cell>
          <table:table-cell table:style-name="Таблица1.A1" table:number-columns-spanned="40" office:value-type="string">
            <text:p text:style-name="P1">Продолжительность работ, <text:span text:style-name="T5">дн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1" office:value-type="string">
            <text:p text:style-name="P1"/>
          </table:table-cell>
        </table:table-row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1">1</text:p>
          </table:table-cell>
          <table:table-cell table:style-name="Таблица1.D2" office:value-type="string">
            <text:p text:style-name="P1">2</text:p>
          </table:table-cell>
          <table:table-cell table:style-name="Таблица1.D2" office:value-type="string">
            <text:p text:style-name="P1">3</text:p>
          </table:table-cell>
          <table:table-cell table:style-name="Таблица1.D2" office:value-type="string">
            <text:p text:style-name="P1">4</text:p>
          </table:table-cell>
          <table:table-cell table:style-name="Таблица1.D2" office:value-type="string">
            <text:p text:style-name="P1">5</text:p>
          </table:table-cell>
          <table:table-cell table:style-name="Таблица1.D2" office:value-type="string">
            <text:p text:style-name="P1">6</text:p>
          </table:table-cell>
          <table:table-cell table:style-name="Таблица1.D2" office:value-type="string">
            <text:p text:style-name="P1">7</text:p>
          </table:table-cell>
          <table:table-cell table:style-name="Таблица1.D2" office:value-type="string">
            <text:p text:style-name="P1">8</text:p>
          </table:table-cell>
          <table:table-cell table:style-name="Таблица1.D2" office:value-type="string">
            <text:p text:style-name="P1">9</text:p>
          </table:table-cell>
          <table:table-cell table:style-name="Таблица1.D2" office:value-type="string">
            <text:p text:style-name="P1">10</text:p>
          </table:table-cell>
          <table:table-cell table:style-name="Таблица1.D2" table:number-columns-spanned="6" office:value-type="string">
            <text:p text:style-name="P1">11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1">12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1">13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1">14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1">15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1"/>
          </table:table-cell>
        </table:table-row>
        <table:table-row>
          <table:table-cell table:style-name="Таблица1.D2" table:number-rows-spanned="2" office:value-type="string">
            <text:p text:style-name="P7">1</text:p>
          </table:table-cell>
          <table:table-cell table:style-name="Таблица1.D2" office:value-type="string">
            <text:p text:style-name="P8"><text:span text:style-name="T1">Р</text:span>ук.</text:p>
          </table:table-cell>
          <table:table-cell table:style-name="Таблица1.D2" office:value-type="string">
            <text:p text:style-name="P9">1</text:p>
          </table:table-cell>
          <table:table-cell table:style-name="Таблица1.D3" office:value-type="string">
            <text:p text:style-name="P1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N3" office:value-type="string">
            <text:p text:style-name="P2"/>
          </table:table-cell>
          <table:table-cell table:style-name="Таблица1.N3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covered-table-cell/>
          <table:table-cell table:style-name="Таблица1.D2" office:value-type="string">
            <text:p text:style-name="P4"><text:span text:style-name="T6">Исп</text:span>.</text:p>
          </table:table-cell>
          <table:table-cell table:style-name="Таблица1.D2" office:value-type="string">
            <text:p text:style-name="P9">1</text:p>
          </table:table-cell>
          <table:table-cell table:style-name="Таблица1.D4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7">2</text:p>
          </table:table-cell>
          <table:table-cell table:style-name="Таблица1.D2" office:value-type="string">
            <text:p text:style-name="P4"><text:span text:style-name="T6">Исп</text:span>.</text:p>
          </table:table-cell>
          <table:table-cell table:style-name="Таблица1.D2" office:value-type="string">
            <text:p text:style-name="P10">5</text:p>
          </table:table-cell>
          <table:table-cell table:style-name="Таблица1.D4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7">3</text:p>
          </table:table-cell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6</text:p>
          </table:table-cell>
          <table:table-cell table:style-name="Таблица1.D2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7">4</text:p>
          </table:table-cell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16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3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7">5</text:p>
          </table:table-cell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12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7">6</text:p>
          </table:table-cell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9">12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5">7</text:p>
          </table:table-cell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12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4" office:value-type="string">
            <text:p text:style-name="P2"/>
          </table:table-cell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table:number-rows-spanned="2" office:value-type="string">
            <text:p text:style-name="P5">8</text:p>
          </table:table-cell>
          <table:table-cell table:style-name="Таблица1.D2" office:value-type="string">
            <text:p text:style-name="P8"><text:span text:style-name="T1">Р</text:span>ук.</text:p>
          </table:table-cell>
          <table:table-cell table:style-name="Таблица1.D2" office:value-type="string">
            <text:p text:style-name="P10">6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T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covered-table-cell/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6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5">9</text:p>
          </table:table-cell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5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table:number-rows-spanned="2" office:value-type="string">
            <text:p text:style-name="P5">10</text:p>
          </table:table-cell>
          <table:table-cell table:style-name="Таблица1.D2" office:value-type="string">
            <text:p text:style-name="P8"><text:span text:style-name="T1">Р</text:span>ук.</text:p>
          </table:table-cell>
          <table:table-cell table:style-name="Таблица1.D2" office:value-type="string">
            <text:p text:style-name="P10">6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covered-table-cell/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6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2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5">11</text:p>
          </table:table-cell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1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16" office:value-type="string">
            <text:p text:style-name="P2"/>
          </table:table-cell>
        </table:table-row>
        <table:table-row>
          <table:table-cell table:style-name="Таблица1.D2" office:value-type="string">
            <text:p text:style-name="P11">12</text:p>
          </table:table-cell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1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16" office:value-type="string">
            <text:p text:style-name="P2"/>
          </table:table-cell>
        </table:table-row>
        <table:table-row>
          <table:table-cell table:style-name="Таблица1.D2" table:number-rows-spanned="2" office:value-type="string">
            <text:p text:style-name="P5">1<text:span text:style-name="T4">3</text:span></text:p>
          </table:table-cell>
          <table:table-cell table:style-name="Таблица1.D2" office:value-type="string">
            <text:p text:style-name="P8"><text:span text:style-name="T1">Р</text:span>ук.</text:p>
          </table:table-cell>
          <table:table-cell table:style-name="Таблица1.D2" office:value-type="string">
            <text:p text:style-name="P10">4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T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T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18" office:value-type="string">
            <text:p text:style-name="P2"/>
          </table:table-cell>
        </table:table-row>
        <table:table-row>
          <table:covered-table-cell/>
          <table:table-cell table:style-name="Таблица1.D2" office:value-type="string">
            <text:p text:style-name="P3"><text:span text:style-name="T6">Исп</text:span>.</text:p>
          </table:table-cell>
          <table:table-cell table:style-name="Таблица1.D2" office:value-type="string">
            <text:p text:style-name="P10">4</text:p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office:value-type="string">
            <text:p text:style-name="P2"/>
          </table:table-cell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D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x16" office:value-type="string"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cm" fo:margin-left="0.7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00:52:39.768607729</dc:date>
    <meta:editing-duration>PT3H8M52S</meta:editing-duration>
    <meta:editing-cycles>17</meta:editing-cycles>
    <meta:generator>LibreOffice/5.2.2.2$Linux_X86_64 LibreOffice_project/20m0$Build-2</meta:generator>
    <meta:document-statistic meta:table-count="1" meta:image-count="0" meta:object-count="0" meta:page-count="1" meta:paragraph-count="66" meta:word-count="70" meta:character-count="196" meta:non-whitespace-character-count="192"/>
  </office:meta>
</office:document-meta>
</file>